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T1" style:family="text">
      <style:text-properties fo:font-size="16pt" style:font-size-asian="16pt" style:font-size-complex="1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art 5:</text:p>
      <text:p text:style-name="P1"/>
      <text:p text:style-name="P1">Lessons Learned by the Guinea Pig</text:p>
      <text:p text:style-name="P2"/>
      <text:p text:style-name="Standard">Since Carl Kaestle hired me to produce this report not only for its content, but also as an experiment about how to do a case study on the history of local-federal educational policy, it seems appropriate to share some of the lessons which I have learned, to spark discussion with current and future members of the research project (especially those who will be conducting additional case studies). </text:p>
      <text:p text:style-name="Standard"/>
      <text:p text:style-name="Standard">1) The formation of federal educational policy looks very different from the perspective of Milwaukee rather than Washington, DC. For example, it’s much easier to understand how Title I slipped from “categorical aid” to “general aid” when viewed in the context of Congressmen Reuss and Zablocki’s long-term efforts to win federal school construction aid for their rapidly-growing city. Also, if I had time to do a better job of the school choice dispute, we’d see that the Bush Administration’s market-view of choice is very different from most black Milwaukeeans’ community-control view of choice.</text:p>
      <text:p text:style-name="Standard"/>
      <text:p text:style-name="Standard">2) I believe that the Milwaukee case study generally supports Carl’s working thesis that federal educational policy was driven by incrementalism, rather than intense (and highly publicized) episodes. For example, despite national attention cast upon the Sputnik crisis, NDEA scarcely appears in local discussions of federal education aid in Milwaukee, largely because the local terms of the debate were cast differently than those in Washington DC. And when Title I aid does arrive, it’s very difficult for anyone to turn it down, such as suburban leaders who had previously voiced ideological opposition to federal aid.</text:p>
      <text:p text:style-name="Standard"/>
      <text:p text:style-name="Standard">However, I wouldn’t want to toss the 7 (or more) episodes out the window, since they were essential guideposts for me as a case study researcher, wandering my way around Milwaukee sources, wondering what I was supposed to be looking for.</text:p>
      <text:p text:style-name="Standard"/>
      <text:p text:style-name="Standard">3) I did a very poor job of covering the post-1975 period. One reason was the wide scope of a half-century and the limited research time (6 months) in which to cover it well. Good case studies will need more time.</text:p>
      <text:p text:style-name="Standard"/>
      <text:p text:style-name="Standard">But another reason is that I’m still a bit confused about how to analyze the post-75 period. The “incrementalism” thesis only takes us up the slope; I’m not sure how to explain the subsequent decline. One issue is that I’m surprised how little I found in terms of public discussion about the Reagan budget cuts. More citizens seem to be involved in public discussions on pre-75 increases in federal aid to Milwaukee, but the debates about post-75 cuts seem to shift to adminstrators (like Supt. McMurrin testifying before a House Cmte) and State govt (how to administer block grants). Perhaps this is a false conclusion due to biases in the source materials (since I’m looking at relatively established people for the most part), but I’m still puzzled over the relative absence of public discussion about Reagan cuts in Milwaukee schooling.</text:p>
      <text:p text:style-name="Standard"/>
      <text:p text:style-name="Standard">4) Another weak area in this local-federal case study, oddly enough, is the linkage with key legislative events in Washington DC. After spending hours and hours in Congressman Zablocki’s “local files,” I really didn’t know what relevant bills he was introducing in DC. If we want to have genuine “local-federal” studies, then we need better coordination between the local case study researchers and the DC research team. This relationship is not simply about historical concepts, but it also needs to deal with logistical issues (such as the fact that in Nashville TN, I had no access to <text:s/>and no knowledge of the Congressional Masterfile pre-1970 database. <text:tab/><text:tab/><text:tab/>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rt 5:</dc:title>
    <meta:initial-creator>Jack Dougherty</meta:initial-creator>
    <meta:creation-date>2000-05-24T10:09:00</meta:creation-date>
    <dc:creator>Jack Dougherty</dc:creator>
    <dc:date>2000-05-24T10:53:00</dc:date>
    <meta:editing-cycles>1</meta:editing-cycles>
    <meta:document-statistic meta:table-count="0" meta:image-count="0" meta:object-count="0" meta:page-count="1" meta:paragraph-count="9" meta:word-count="592" meta:character-count="3611" meta:non-whitespace-character-count="3023"/>
    <meta:generator>LibreOffice/6.1.4.2$MacOSX_X86_64 LibreOffice_project/9d0f32d1f0b509096fd65e0d4bec26ddd1938fd3</meta:generator>
  </office:meta>
</office:document-meta>
</file>